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xerTest.test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xerTest.test_string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exerTest.test_erro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exerTest.test_big_integer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exerTest.test_string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exerTest.test_big_integer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exerTest.test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exerTest.test_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xerTest.test_string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exerTest.test_erro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exerTest.test_numb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exerTest.f_test_id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LexerTest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xerTest.test_error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exerTest.test_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exerTest.test_big_intege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